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85">
      <style:drawing-page-properties draw:fill="bitmap" draw:fill-image-name="a5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585" draw:master-page-name="Master1-Layout1-title-标题幻灯片" presentation:presentation-page-layout-name="Master1-PPL1" draw:id="Slide-256">
        <draw:frame draw:id="id132" presentation:style-name="a589" draw:name="标题 1" svg:x="2.94444in" svg:y="2.04629in" svg:width="7.45371in" svg:height="1.65741in" presentation:class="title" presentation:placeholder="false">
          <draw:text-box>
            <text:p text:style-name="a588" text:class-names="" text:cond-style-name=""><text:span text:style-name="a586" text:class-names="">theme</text:span><text:span text:style-name="a5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标题和内容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节标题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两栏内容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比较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仅标题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空白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内容与标题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图片与标题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带描述的全景图片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标题和描述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带描述的引言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名片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引言名片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真或假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标题和竖排文字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竖排标题与文本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d9b247" draw:opacity="100%" draw:stroke="solid" svg:stroke-width="0.01736in" svg:stroke-color="#9f8232" svg:stroke-opacity="100%" svg:stroke-linecap="butt"/>
    </style:default-style>
    <draw:fill-image draw:name="a0" xlink:href="media/image1.jpeg" xlink:show="embed" xlink:actuate="onLoad"/>
    <draw:fill-image draw:name="a340" xlink:href="media/image1.jpeg" xlink:show="embed" xlink:actuate="onLoad"/>
    <draw:fill-image draw:name="a482" xlink:href="media/image1.jpeg" xlink:show="embed" xlink:actuate="onLoad"/>
    <draw:fill-image draw:name="a97" xlink:href="media/image1.jpeg" xlink:show="embed" xlink:actuate="onLoad"/>
    <draw:fill-image draw:name="a547" xlink:href="media/image1.jpeg" xlink:show="embed" xlink:actuate="onLoad"/>
    <draw:fill-image draw:name="a36" xlink:href="media/image1.jpeg" xlink:show="embed" xlink:actuate="onLoad"/>
    <draw:fill-image draw:name="a425" xlink:href="media/image1.jpeg" xlink:show="embed" xlink:actuate="onLoad"/>
    <draw:fill-image draw:name="a175" xlink:href="media/image1.jpeg" xlink:show="embed" xlink:actuate="onLoad"/>
    <draw:fill-image draw:name="a367" xlink:href="media/image1.jpeg" xlink:show="embed" xlink:actuate="onLoad"/>
    <draw:fill-image draw:name="a237" xlink:href="media/image1.jpeg" xlink:show="embed" xlink:actuate="onLoad"/>
    <draw:fill-image draw:name="a60" xlink:href="media/image1.jpeg" xlink:show="embed" xlink:actuate="onLoad"/>
    <draw:fill-image draw:name="a121" xlink:href="media/image1.jpeg" xlink:show="embed" xlink:actuate="onLoad"/>
    <draw:fill-image draw:name="a313" xlink:href="media/image1.jpeg" xlink:show="embed" xlink:actuate="onLoad"/>
    <draw:fill-image draw:name="a510" xlink:href="media/image1.jpeg" xlink:show="embed" xlink:actuate="onLoad"/>
    <draw:fill-image draw:name="a391" xlink:href="media/image1.jpeg" xlink:show="embed" xlink:actuate="onLoad"/>
    <draw:fill-image draw:name="a584" xlink:href="media/image1.jpeg" xlink:show="embed" xlink:actuate="onLoad"/>
    <draw:fill-image draw:name="a257" xlink:href="media/image1.jpeg" xlink:show="embed" xlink:actuate="onLoad"/>
    <draw:fill-image draw:name="a448" xlink:href="media/image1.jpeg" xlink:show="embed" xlink:actuate="onLoad"/>
    <draw:fill-image draw:name="a272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d9b247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2">
      <style:graphic-properties draw:fill="none" draw:stroke="solid" svg:stroke-width="0.01736in" svg:stroke-color="#e8d191" svg:stroke-opacity="100%" svg:stroke-linecap="butt"/>
    </style:style>
    <style:style style:family="drawing-page" style:name="a314">
      <style:drawing-page-properties draw:fill="bitmap" draw:fill-image-name="a3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5" style:parent-style-name="Graphics">
      <style:graphic-properties draw:fill="none" draw:stroke="non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draw:fill="none" draw:stroke="solid" svg:stroke-width="0.01736in" svg:stroke-color="#e8d191" svg:stroke-opacity="100%" svg:stroke-linecap="butt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 style:parent-style-name="Graphics">
      <style:graphic-properties draw:fill="none" draw:stroke="non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bitmap" draw:fill-image-name="a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 style:parent-style-name="Graphics">
      <style:graphic-properties draw:fill="none" draw:stroke="non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6">
      <style:graphic-properties draw:fill="none" draw:stroke="solid" svg:stroke-width="0.01736in" svg:stroke-color="#e8d191" svg:stroke-opacity="100%" svg:stroke-linecap="butt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 style:parent-style-name="Graphics">
      <style:graphic-properties draw:fill="none" draw:stroke="non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draw:fill="none" draw:stroke="solid" svg:stroke-width="0.01736in" svg:stroke-color="#e8d191" svg:stroke-opacity="100%" svg:stroke-linecap="butt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bitmap" draw:fill-image-name="a4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bitmap" draw:fill-image-name="a1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 style:parent-style-name="Graphics">
      <style:graphic-properties draw:fill="none" draw:stroke="none"/>
    </style:style>
    <style:style style:family="text" style:name="a5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draw:fill="none" draw:stroke="solid" svg:stroke-width="0.01736in" svg:stroke-color="#e8d191" svg:stroke-opacity="100%" svg:stroke-linecap="butt"/>
    </style:style>
    <style:style style:family="paragraph" style:name="a5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">
      <style:graphic-properties draw:fill="none" draw:stroke="solid" svg:stroke-width="0.01736in" svg:stroke-color="#e8d191" svg:stroke-opacity="100%" svg:stroke-linecap="butt"/>
    </style:style>
    <style:style style:family="drawing-page" style:name="a238">
      <style:drawing-page-properties draw:fill="bitmap" draw:fill-image-name="a2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bitmap" draw:fill-image-name="a3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 style:parent-style-name="Graphics">
      <style:graphic-properties draw:fill="none" draw:stroke="none"/>
    </style:style>
    <style:style style:family="graphic" style:name="a342" style:parent-style-name="Graphics">
      <style:graphic-properties draw:fill="none" draw:stroke="non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draw:stroke="none"/>
    </style:style>
    <style:style style:family="paragraph" style:name="a3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736in" svg:stroke-color="#e8d191" svg:stroke-opacity="100%" svg:stroke-linecap="but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bitmap" draw:fill-image-name="a2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bitmap" draw:fill-image-name="a3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 style:parent-style-name="Graphics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draw:fill="none" draw:stroke="solid" svg:stroke-width="0.01736in" svg:stroke-color="#e8d191" svg:stroke-opacity="100%" svg:stroke-linecap="butt"/>
    </style:style>
    <style:style style:family="paragraph" style:name="a15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736in" svg:stroke-color="#e8d191" svg:stroke-opacity="100%" svg:stroke-linecap="butt"/>
    </style:style>
    <style:style style:family="drawing-page" style:name="a483">
      <style:drawing-page-properties draw:fill="bitmap" draw:fill-image-name="a4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">
      <style:drawing-page-properties draw:fill="bitmap" draw:fill-image-name="a2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draw:stroke="non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bitmap" draw:fill-image-name="a1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" style:parent-style-name="Graphics">
      <style:graphic-properties draw:fill="none" draw:stroke="none"/>
    </style:style>
    <style:style style:family="paragraph" style:name="a2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1736in" svg:stroke-color="#e8d191" svg:stroke-opacity="100%" svg:stroke-linecap="butt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bitmap" draw:fill-image-name="a3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d9b247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bitmap" draw:fill-image-name="a3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draw:stroke="non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9167in" style:font-size-asian="0.29167in" style:font-size-complex="0.291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1736in" svg:stroke-color="#e8d191" svg:stroke-opacity="100%" svg:stroke-linecap="butt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736in" svg:stroke-color="#e8d191" svg:stroke-opacity="100%" svg:stroke-linecap="butt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">
      <style:drawing-page-properties draw:fill="bitmap" draw:fill-image-name="a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draw:stroke="none"/>
    </style:style>
    <style:style style:family="graphic" style:name="a63">
      <style:graphic-properties draw:fill="none" draw:stroke="solid" svg:stroke-width="0.01736in" svg:stroke-color="#e8d191" svg:stroke-opacity="100%" svg:stroke-linecap="but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bitmap" draw:fill-image-name="a5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 style:parent-style-name="Graphics">
      <style:graphic-properties draw:fill="none" draw:stroke="non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style:font-family-asian="方正舒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70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0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73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90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76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79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294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56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8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61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55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88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215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218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51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83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2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287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62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91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97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222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01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54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28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31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2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3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0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9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3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7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环保" style:page-layout-name="pageLayout1" draw:style-name="a1">
      <draw:frame draw:id="id0" draw:style-name="a2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1" presentation:style-name="a6" draw:name="Title Placeholder 1" svg:x="1.41667in" svg:y="1.07407in" svg:width="10.5in" svg:height="1.42593in" presentation:class="title" presentation:placeholder="false">
        <draw:text-box>
          <text:p text:style-name="a5" text:class-names="" text:cond-style-name=""><text:span text:style-name="a3" text:class-names="">单击此处编辑母版标题样式</text:span><text:span text:style-name="a4" text:class-names=""/></text:p>
        </draw:text-box>
        <svg:title/>
        <svg:desc/>
      </draw:frame>
      <draw:frame draw:id="id2" presentation:style-name="a23" draw:name="Text Placeholder 2" svg:x="1.41667in" svg:y="2.79629in" svg:width="10.5in" svg:height="3.6296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编辑母版文本样式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第二级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第三级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第五级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9.48983in" svg:y="6.52778in" svg:width="1.75in" svg:height="0.30556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4" presentation:style-name="a31" draw:name="Footer Placeholder 4" svg:x="1.41667in" svg:y="6.52778in" svg:width="7.98983in" svg:height="0.30556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5" draw:name="Slide Number Placeholder 5" svg:x="11.32316in" svg:y="6.52778in" svg:width="0.5935in" svg:height="0.30556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</style:master-page>
    <style:master-page style:name="Master1-Layout1-title-标题幻灯片" style:page-layout-name="pageLayout1" draw:style-name="a37">
      <draw:frame draw:id="id6" draw:style-name="a38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HD-PanelTitle-GrommetsCombined.png</svg:desc>
      </draw:frame>
      <draw:frame draw:id="id7" presentation:style-name="a42" draw:name="Title 1" svg:x="2.94444in" svg:y="2.04629in" svg:width="7.45371in" svg:height="1.65741in" presentation:class="title" presentation:placeholder="false">
        <draw:text-box>
          <text:p text:style-name="a41" text:class-names="" text:cond-style-name=""><text:span text:style-name="a39" text:class-names="">单击此处编辑母版标题样式</text:span><text:span text:style-name="a40" text:class-names=""/></text:p>
        </draw:text-box>
        <svg:title/>
        <svg:desc/>
      </draw:frame>
      <draw:frame draw:id="id8" presentation:style-name="a46" draw:name="Subtitle 2" svg:x="2.94444in" svg:y="4in" svg:width="7.45371in" svg:height="1.44445in" presentation:class="subtitle" presentation:placeholder="false">
        <draw:text-box>
          <text:p text:style-name="a45" text:class-names="" text:cond-style-name=""><text:span text:style-name="a43" text:class-names="">单击以编辑母版副标题样式</text:span><text:span text:style-name="a44" text:class-names=""/></text:p>
        </draw:text-box>
        <svg:title/>
        <svg:desc/>
      </draw:frame>
      <draw:frame draw:id="id9" presentation:style-name="a51" draw:name="Date Placeholder 3" svg:x="8.73057in" svg:y="5.50926in" svg:width="0.98148in" svg:height="0.30556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</draw:text-box>
        <svg:title/>
        <svg:desc/>
      </draw:frame>
      <draw:frame draw:id="id10" presentation:style-name="a54" draw:name="Footer Placeholder 4" svg:x="2.94444in" svg:y="5.50926in" svg:width="5.70279in" svg:height="0.30556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1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/></text:span><text:span text:style-name="a56" text:class-names=""/></text:p>
        </draw:text-box>
        <svg:title/>
        <svg:desc/>
      </draw:frame>
      <draw:connector draw:type="line" svg:x1="2.94444in" svg:y1="3.85185in" svg:x2="10.39815in" svg:y2="3.85185in" draw:id="id12" draw:style-name="a59" draw:name="Straight Connector 14">
        <svg:title/>
        <svg:desc/>
      </draw:connector>
    </style:master-page>
    <style:master-page style:name="Master1-Layout2-obj-标题和内容" style:page-layout-name="pageLayout1" draw:style-name="a61">
      <draw:frame draw:id="id13" draw:layer="Master1-bg" draw:style-name="a62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connector draw:type="line" svg:x1="1.52687in" svg:y1="2.64815in" svg:x2="11.81482in" svg:y2="2.64815in" draw:id="id14" draw:style-name="a63" draw:name="Straight Connector 6">
        <svg:title/>
        <svg:desc/>
      </draw:connector>
      <draw:frame draw:id="id15" presentation:style-name="a67" draw:name="Title 1" svg:x="1.41667in" svg:y="1.07407in" svg:width="10.5in" svg:height="1.42593in" presentation:class="title" presentation:placeholder="false">
        <draw:text-box>
          <text:p text:style-name="a66" text:class-names="" text:cond-style-name=""><text:span text:style-name="a64" text:class-names="">单击此处编辑母版标题样式</text:span><text:span text:style-name="a65" text:class-names=""/></text:p>
        </draw:text-box>
        <svg:title/>
        <svg:desc/>
      </draw:frame>
      <draw:frame draw:id="id16" presentation:style-name="a84" draw:name="Content Placeholder 2" svg:x="1.41667in" svg:y="2.79629in" svg:width="10.5in" svg:height="3.62963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编辑母版文本样式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第二级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第三级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0" text:class-names="">第五级</text:span><text:span text:style-name="a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9" draw:name="Date Placeholder 3" svg:x="9.48983in" svg:y="6.52778in" svg:width="1.75in" svg:height="0.30556in" presentation:class="date-time" presentation:placeholder="false">
        <draw:text-box>
          <text:p text:style-name="a88" text:class-names="" text:cond-style-name=""><text:span text:style-name="a85" text:class-names=""><text:date text:fixed="false" style:data-style-name="a86"/></text:span><text:span text:style-name="a87" text:class-names=""/></text:p>
        </draw:text-box>
        <svg:title/>
        <svg:desc/>
      </draw:frame>
      <draw:frame draw:id="id18" presentation:style-name="a92" draw:name="Footer Placeholder 4" svg:x="1.41667in" svg:y="6.52778in" svg:width="7.98983in" svg:height="0.30556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9" presentation:style-name="a96" draw:name="Slide Number Placeholder 5" svg:x="11.32316in" svg:y="6.52778in" svg:width="0.5935in" svg:height="0.30556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/></text:span><text:span text:style-name="a94" text:class-names=""/></text:p>
        </draw:text-box>
        <svg:title/>
        <svg:desc/>
      </draw:frame>
    </style:master-page>
    <style:master-page style:name="Master1-Layout3-secHead-节标题" style:page-layout-name="pageLayout1" draw:style-name="a98">
      <draw:frame draw:id="id20" draw:layer="Master1-bg" draw:style-name="a99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21" presentation:style-name="a103" draw:name="Title 1" svg:x="2.20371in" svg:y="1.91667in" svg:width="8.92245in" svg:height="1.99313in" presentation:class="title" presentation:placeholder="false">
        <draw:text-box>
          <text:p text:style-name="a102" text:class-names="" text:cond-style-name=""><text:span text:style-name="a100" text:class-names="">单击此处编辑母版标题样式</text:span><text:span text:style-name="a101" text:class-names=""/></text:p>
        </draw:text-box>
        <svg:title/>
        <svg:desc/>
      </draw:frame>
      <draw:frame draw:id="id22" presentation:style-name="a107" draw:name="Text Placeholder 2" svg:x="2.2037in" svg:y="4.20609in" svg:width="8.92245in" svg:height="1.04391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编辑母版文本样式</text:span></text:p>
            </text:list-item>
          </text:list>
        </draw:text-box>
        <svg:title/>
        <svg:desc/>
      </draw:frame>
      <draw:frame draw:id="id23" presentation:style-name="a112" draw:name="Date Placeholder 3" svg:x="9.48983in" svg:y="6.52778in" svg:width="1.75in" svg:height="0.30556in" presentation:class="date-time" presentation:placeholder="false">
        <draw:text-box>
          <text:p text:style-name="a111" text:class-names="" text:cond-style-name=""><text:span text:style-name="a108" text:class-names=""><text:date text:fixed="false" style:data-style-name="a109"/></text:span><text:span text:style-name="a110" text:class-names=""/></text:p>
        </draw:text-box>
        <svg:title/>
        <svg:desc/>
      </draw:frame>
      <draw:frame draw:id="id24" presentation:style-name="a115" draw:name="Footer Placeholder 4" svg:x="1.41667in" svg:y="6.52778in" svg:width="7.98983in" svg:height="0.30556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5" presentation:style-name="a119" draw:name="Slide Number Placeholder 5" svg:x="11.32316in" svg:y="6.52778in" svg:width="0.5935in" svg:height="0.30556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draw:connector draw:type="line" svg:x1="2.20114in" svg:y1="4.05795in" svg:x2="11.12872in" svg:y2="4.05795in" draw:id="id26" draw:style-name="a120" draw:name="Straight Connector 15">
        <svg:title/>
        <svg:desc/>
      </draw:connector>
    </style:master-page>
    <style:master-page style:name="Master1-Layout4-twoObj-两栏内容" style:page-layout-name="pageLayout1" draw:style-name="a122">
      <draw:frame draw:id="id27" draw:layer="Master1-bg" draw:style-name="a123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connector draw:type="line" svg:x1="1.52687in" svg:y1="2.64815in" svg:x2="11.81482in" svg:y2="2.64815in" draw:id="id28" draw:style-name="a124" draw:name="Straight Connector 7">
        <svg:title/>
        <svg:desc/>
      </draw:connector>
      <draw:frame draw:id="id29" presentation:style-name="a128" draw:name="Title 1" svg:x="1.41667in" svg:y="1.07407in" svg:width="10.5in" svg:height="1.42593in" presentation:class="title" presentation:placeholder="false">
        <draw:text-box>
          <text:p text:style-name="a127" text:class-names="" text:cond-style-name=""><text:span text:style-name="a125" text:class-names="">单击此处编辑母版标题样式</text:span><text:span text:style-name="a126" text:class-names=""/></text:p>
        </draw:text-box>
        <svg:title/>
        <svg:desc/>
      </draw:frame>
      <draw:frame draw:id="id30" presentation:style-name="a145" draw:name="Content Placeholder 2" svg:x="1.42in" svg:y="2.8in" svg:width="5.16in" svg:height="3.62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编辑母版文本样式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第二级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第三级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第五级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62" draw:name="Content Placeholder 3" svg:x="6.76in" svg:y="2.8in" svg:width="5.16in" svg:height="3.62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编辑母版文本样式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第二级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第三级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第五级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7" draw:name="Date Placeholder 4" svg:x="9.48983in" svg:y="6.52778in" svg:width="1.75in" svg:height="0.30556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/></text:span><text:span text:style-name="a165" text:class-names=""/></text:p>
        </draw:text-box>
        <svg:title/>
        <svg:desc/>
      </draw:frame>
      <draw:frame draw:id="id33" presentation:style-name="a170" draw:name="Footer Placeholder 5" svg:x="1.41667in" svg:y="6.52778in" svg:width="7.98983in" svg:height="0.30556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4" presentation:style-name="a174" draw:name="Slide Number Placeholder 6" svg:x="11.32316in" svg:y="6.52778in" svg:width="0.5935in" svg:height="0.30556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</style:master-page>
    <style:master-page style:name="Master1-Layout5-twoTxTwoObj-比较" style:page-layout-name="pageLayout1" draw:style-name="a176">
      <draw:frame draw:id="id35" draw:layer="Master1-bg" draw:style-name="a177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36" presentation:style-name="a181" draw:name="Title 1" svg:x="1.41667in" svg:y="1.07407in" svg:width="10.5in" svg:height="1.42593in" presentation:class="title" presentation:placeholder="false">
        <draw:text-box>
          <text:p text:style-name="a180" text:class-names="" text:cond-style-name=""><text:span text:style-name="a178" text:class-names="">单击此处编辑母版标题样式</text:span><text:span text:style-name="a179" text:class-names=""/></text:p>
        </draw:text-box>
        <svg:title/>
        <svg:desc/>
      </draw:frame>
      <draw:frame draw:id="id37" presentation:style-name="a185" draw:name="Text Placeholder 2" svg:x="1.41667in" svg:y="2.90741in" svg:width="5.16in" svg:height="0.63021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编辑母版文本样式</text:span></text:p>
            </text:list-item>
          </text:list>
        </draw:text-box>
        <svg:title/>
        <svg:desc/>
      </draw:frame>
      <draw:frame draw:id="id38" presentation:style-name="a202" draw:name="Content Placeholder 3" svg:x="1.41667in" svg:y="3.54687in" svg:width="5.16in" svg:height="2.87905in" presentation:class="object" presentation:placeholder="false">
        <draw:text-box>
          <text:list text:style-name="a188">
            <text:list-item>
              <text:p text:style-name="a187" text:class-names="" text:cond-style-name=""><text:span text:style-name="a186" text:class-names="">编辑母版文本样式</text:span></text:p>
            </text:list-item>
          </text:list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第二级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第三级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8" text:class-names="">第五级</text:span><text:span text:style-name="a1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6" draw:name="Text Placeholder 4" svg:x="6.75926in" svg:y="2.90741in" svg:width="5.16in" svg:height="0.63021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编辑母版文本样式</text:span></text:p>
            </text:list-item>
          </text:list>
        </draw:text-box>
        <svg:title/>
        <svg:desc/>
      </draw:frame>
      <draw:frame draw:id="id40" presentation:style-name="a223" draw:name="Content Placeholder 5" svg:x="6.75926in" svg:y="3.54687in" svg:width="5.16in" svg:height="2.87905in" presentation:class="object" presentation:placeholder="false">
        <draw:text-box>
          <text:list text:style-name="a209">
            <text:list-item>
              <text:p text:style-name="a208" text:class-names="" text:cond-style-name=""><text:span text:style-name="a207" text:class-names="">编辑母版文本样式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第二级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第三级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19" text:class-names="">第五级</text:span><text:span text:style-name="a2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28" draw:name="Date Placeholder 6" svg:x="9.48983in" svg:y="6.52778in" svg:width="1.75in" svg:height="0.30556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</draw:text-box>
        <svg:title/>
        <svg:desc/>
      </draw:frame>
      <draw:frame draw:id="id42" presentation:style-name="a231" draw:name="Footer Placeholder 7" svg:x="1.41667in" svg:y="6.52778in" svg:width="7.98983in" svg:height="0.30556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3" presentation:style-name="a235" draw:name="Slide Number Placeholder 8" svg:x="11.32316in" svg:y="6.52778in" svg:width="0.5935in" svg:height="0.30556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</draw:text-box>
        <svg:title/>
        <svg:desc/>
      </draw:frame>
      <draw:connector draw:type="line" svg:x1="1.52687in" svg:y1="2.64815in" svg:x2="11.81482in" svg:y2="2.64815in" draw:id="id44" draw:style-name="a236" draw:name="Straight Connector 17">
        <svg:title/>
        <svg:desc/>
      </draw:connector>
    </style:master-page>
    <style:master-page style:name="Master1-Layout6-titleOnly-仅标题" style:page-layout-name="pageLayout1" draw:style-name="a238">
      <draw:frame draw:id="id45" draw:layer="Master1-bg" draw:style-name="a239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46" presentation:style-name="a243" draw:name="Title 1" svg:x="1.41667in" svg:y="1.07407in" svg:width="10.5in" svg:height="1.42593in" presentation:class="title" presentation:placeholder="false">
        <draw:text-box>
          <text:p text:style-name="a242" text:class-names="" text:cond-style-name=""><text:span text:style-name="a240" text:class-names="">单击此处编辑母版标题样式</text:span><text:span text:style-name="a241" text:class-names=""/></text:p>
        </draw:text-box>
        <svg:title/>
        <svg:desc/>
      </draw:frame>
      <draw:frame draw:id="id47" presentation:style-name="a248" draw:name="Date Placeholder 2" svg:x="9.48983in" svg:y="6.52778in" svg:width="1.75in" svg:height="0.30556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/></text:span><text:span text:style-name="a246" text:class-names=""/></text:p>
        </draw:text-box>
        <svg:title/>
        <svg:desc/>
      </draw:frame>
      <draw:frame draw:id="id48" presentation:style-name="a251" draw:name="Footer Placeholder 3" svg:x="1.41667in" svg:y="6.52778in" svg:width="7.98983in" svg:height="0.30556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49" presentation:style-name="a255" draw:name="Slide Number Placeholder 4" svg:x="11.32316in" svg:y="6.52778in" svg:width="0.5935in" svg:height="0.30556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/></text:span><text:span text:style-name="a253" text:class-names=""/></text:p>
        </draw:text-box>
        <svg:title/>
        <svg:desc/>
      </draw:frame>
      <draw:connector draw:type="line" svg:x1="1.52687in" svg:y1="2.64815in" svg:x2="11.81482in" svg:y2="2.64815in" draw:id="id50" draw:style-name="a256" draw:name="Straight Connector 13">
        <svg:title/>
        <svg:desc/>
      </draw:connector>
    </style:master-page>
    <style:master-page style:name="Master1-Layout7-blank-空白" style:page-layout-name="pageLayout1" draw:style-name="a258">
      <draw:frame draw:id="id51" draw:layer="Master1-bg" draw:style-name="a259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52" presentation:style-name="a264" draw:name="Date Placeholder 1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/></text:span><text:span text:style-name="a262" text:class-names=""/></text:p>
        </draw:text-box>
        <svg:title/>
        <svg:desc/>
      </draw:frame>
      <draw:frame draw:id="id53" presentation:style-name="a267" draw:name="Footer Placeholder 2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54" presentation:style-name="a271" draw:name="Slide Number Placeholder 3" svg:x="11.32316in" svg:y="6.52778in" svg:width="0.5935in" svg:height="0.30556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</style:master-page>
    <style:master-page style:name="Master1-Layout8-objTx-内容与标题" style:page-layout-name="pageLayout1" draw:style-name="a273">
      <draw:frame draw:id="id55" draw:layer="Master1-bg" draw:style-name="a274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56" presentation:style-name="a278" draw:name="Title 1" svg:x="1.41493in" svg:y="1.51852in" svg:width="4.06655in" svg:height="1.5in" presentation:class="title" presentation:placeholder="false">
        <draw:text-box>
          <text:p text:style-name="a277" text:class-names="" text:cond-style-name=""><text:span text:style-name="a275" text:class-names="">单击此处编辑母版标题样式</text:span><text:span text:style-name="a276" text:class-names=""/></text:p>
        </draw:text-box>
        <svg:title/>
        <svg:desc/>
      </draw:frame>
      <draw:frame draw:id="id57" presentation:style-name="a295" draw:name="Content Placeholder 2" svg:x="5.92593in" svg:y="1.07407in" svg:width="5.98148in" svg:height="5.35185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编辑母版文本样式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第二级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第三级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第五级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99" draw:name="Text Placeholder 3" svg:x="1.41493in" svg:y="3.31481in" svg:width="4.06655in" svg:height="2.66667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编辑母版文本样式</text:span></text:p>
            </text:list-item>
          </text:list>
        </draw:text-box>
        <svg:title/>
        <svg:desc/>
      </draw:frame>
      <draw:frame draw:id="id59" presentation:style-name="a304" draw:name="Date Placeholder 4" svg:x="9.48983in" svg:y="6.52778in" svg:width="1.75in" svg:height="0.30556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60" presentation:style-name="a307" draw:name="Footer Placeholder 5" svg:x="1.41667in" svg:y="6.52778in" svg:width="7.98983in" svg:height="0.30556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1" presentation:style-name="a311" draw:name="Slide Number Placeholder 6" svg:x="11.32316in" svg:y="6.52778in" svg:width="0.5935in" svg:height="0.30556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  <draw:connector draw:type="line" svg:x1="1.52687in" svg:y1="3.18518in" svg:x2="5.37037in" svg:y2="3.18518in" draw:id="id62" draw:style-name="a312" draw:name="Straight Connector 15">
        <svg:title/>
        <svg:desc/>
      </draw:connector>
    </style:master-page>
    <style:master-page style:name="Master1-Layout9-picTx-图片与标题" style:page-layout-name="pageLayout1" draw:style-name="a314">
      <draw:frame draw:id="id63" draw:layer="Master1-bg" draw:style-name="a315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64" presentation:style-name="a319" draw:name="Title 1" svg:x="1.41667in" svg:y="2.06018in" svg:width="6.82613in" svg:height="1.5in" presentation:class="title" presentation:placeholder="false">
        <draw:text-box>
          <text:p text:style-name="a318" text:class-names="" text:cond-style-name=""><text:span text:style-name="a316" text:class-names="">单击此处编辑母版标题样式</text:span><text:span text:style-name="a317" text:class-names=""/></text:p>
        </draw:text-box>
        <svg:title/>
        <svg:desc/>
      </draw:frame>
      <draw:frame draw:id="id65" presentation:style-name="a323" draw:name="Picture Placeholder 2" svg:x="8.85261in" svg:y="1.13889in" svg:width="3.35012in" svg:height="5.22222in" presentation:class="graphic" presentation:placeholder="false">
        <draw:text-box>
          <text:p text:style-name="a322" text:class-names="" text:cond-style-name=""><text:span text:style-name="a320" text:class-names="">单击图标添加图片</text:span><text:span text:style-name="a321" text:class-names=""/></text:p>
        </draw:text-box>
        <svg:title/>
        <svg:desc/>
      </draw:frame>
      <draw:frame draw:id="id66" presentation:style-name="a327" draw:name="Text Placeholder 3" svg:x="1.41667in" svg:y="3.56018in" svg:width="6.82613in" svg:height="2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编辑母版文本样式</text:span></text:p>
            </text:list-item>
          </text:list>
        </draw:text-box>
        <svg:title/>
        <svg:desc/>
      </draw:frame>
      <draw:frame draw:id="id67" presentation:style-name="a332" draw:name="Date Placeholder 4" svg:x="9.48983in" svg:y="6.52778in" svg:width="1.75in" svg:height="0.30556in" presentation:class="date-time" presentation:placeholder="false">
        <draw:text-box>
          <text:p text:style-name="a331" text:class-names="" text:cond-style-name=""><text:span text:style-name="a328" text:class-names=""><text:date text:fixed="false" style:data-style-name="a329"/></text:span><text:span text:style-name="a330" text:class-names=""/></text:p>
        </draw:text-box>
        <svg:title/>
        <svg:desc/>
      </draw:frame>
      <draw:frame draw:id="id68" presentation:style-name="a335" draw:name="Footer Placeholder 5" svg:x="1.41667in" svg:y="6.52778in" svg:width="7.98983in" svg:height="0.30556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9" presentation:style-name="a339" draw:name="Slide Number Placeholder 6" svg:x="11.32316in" svg:y="6.52778in" svg:width="0.5935in" svg:height="0.30556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</draw:text-box>
        <svg:title/>
        <svg:desc/>
      </draw:frame>
    </style:master-page>
    <style:master-page style:name="Master1-Layout10-cust-带描述的全景图片" style:page-layout-name="pageLayout1" draw:style-name="a341">
      <draw:frame draw:id="id70" draw:layer="Master1-bg" draw:style-name="a342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71" presentation:style-name="a346" draw:name="Title 1" svg:x="1.41667in" svg:y="5.2662in" svg:width="10.50926in" svg:height="0.61979in" presentation:class="title" presentation:placeholder="false">
        <draw:text-box>
          <text:p text:style-name="a345" text:class-names="" text:cond-style-name=""><text:span text:style-name="a343" text:class-names="">单击此处编辑母版标题样式</text:span><text:span text:style-name="a344" text:class-names=""/></text:p>
        </draw:text-box>
        <svg:title/>
        <svg:desc/>
      </draw:frame>
      <draw:frame draw:id="id72" presentation:style-name="a350" draw:name="Picture Placeholder 2" svg:x="1.13892in" svg:y="1.13889in" svg:width="11.05203in" svg:height="3.64815in" presentation:class="graphic" presentation:placeholder="false">
        <draw:text-box>
          <text:p text:style-name="a349" text:class-names="" text:cond-style-name=""><text:span text:style-name="a347" text:class-names="">单击图标添加图片</text:span><text:span text:style-name="a348" text:class-names=""/></text:p>
        </draw:text-box>
        <svg:title/>
        <svg:desc/>
      </draw:frame>
      <draw:frame draw:id="id73" presentation:style-name="a354" draw:name="Text Placeholder 3" svg:x="1.41667in" svg:y="5.88599in" svg:width="10.50926in" svg:height="0.53993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编辑母版文本样式</text:span></text:p>
            </text:list-item>
          </text:list>
        </draw:text-box>
        <svg:title/>
        <svg:desc/>
      </draw:frame>
      <draw:frame draw:id="id74" presentation:style-name="a359" draw:name="Date Placeholder 4" svg:x="9.48983in" svg:y="6.52778in" svg:width="1.75in" svg:height="0.30556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/></text:span><text:span text:style-name="a357" text:class-names=""/></text:p>
        </draw:text-box>
        <svg:title/>
        <svg:desc/>
      </draw:frame>
      <draw:frame draw:id="id75" presentation:style-name="a362" draw:name="Footer Placeholder 5" svg:x="1.41667in" svg:y="6.52778in" svg:width="7.98983in" svg:height="0.30556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76" presentation:style-name="a366" draw:name="Slide Number Placeholder 6" svg:x="11.32316in" svg:y="6.52778in" svg:width="0.5935in" svg:height="0.30556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/></text:span><text:span text:style-name="a364" text:class-names=""/></text:p>
        </draw:text-box>
        <svg:title/>
        <svg:desc/>
      </draw:frame>
    </style:master-page>
    <style:master-page style:name="Master1-Layout11-cust-标题和描述" style:page-layout-name="pageLayout1" draw:style-name="a368">
      <draw:frame draw:id="id77" draw:layer="Master1-bg" draw:style-name="a369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78" presentation:style-name="a373" draw:name="Title 1" svg:x="1.42593in" svg:y="1.07407in" svg:width="10.49074in" svg:height="3.23148in" presentation:class="title" presentation:placeholder="false">
        <draw:text-box>
          <text:p text:style-name="a372" text:class-names="" text:cond-style-name=""><text:span text:style-name="a370" text:class-names="">单击此处编辑母版标题样式</text:span><text:span text:style-name="a371" text:class-names=""/></text:p>
        </draw:text-box>
        <svg:title/>
        <svg:desc/>
      </draw:frame>
      <draw:frame draw:id="id79" presentation:style-name="a377" draw:name="Text Placeholder 2" svg:x="1.42593in" svg:y="4.75in" svg:width="10.49074in" svg:height="1.6759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编辑母版文本样式</text:span></text:p>
            </text:list-item>
          </text:list>
        </draw:text-box>
        <svg:title/>
        <svg:desc/>
      </draw:frame>
      <draw:frame draw:id="id80" presentation:style-name="a382" draw:name="Date Placeholder 3" svg:x="9.48983in" svg:y="6.52778in" svg:width="1.75in" svg:height="0.30556in" presentation:class="date-time" presentation:placeholder="false">
        <draw:text-box>
          <text:p text:style-name="a381" text:class-names="" text:cond-style-name=""><text:span text:style-name="a378" text:class-names=""><text:date text:fixed="false" style:data-style-name="a379"/></text:span><text:span text:style-name="a380" text:class-names=""/></text:p>
        </draw:text-box>
        <svg:title/>
        <svg:desc/>
      </draw:frame>
      <draw:frame draw:id="id81" presentation:style-name="a385" draw:name="Footer Placeholder 4" svg:x="1.41667in" svg:y="6.52778in" svg:width="7.98983in" svg:height="0.30556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82" presentation:style-name="a389" draw:name="Slide Number Placeholder 5" svg:x="11.32316in" svg:y="6.52778in" svg:width="0.5935in" svg:height="0.30556in" presentation:class="page-number" presentation:placeholder="false">
        <draw:text-box>
          <text:p text:style-name="a388" text:class-names="" text:cond-style-name=""><text:span text:style-name="a386" text:class-names=""><text:page-number style:num-format="1" text:fixed="false"/></text:span><text:span text:style-name="a387" text:class-names=""/></text:p>
        </draw:text-box>
        <svg:title/>
        <svg:desc/>
      </draw:frame>
      <draw:connector draw:type="line" svg:x1="1.52687in" svg:y1="4.52778in" svg:x2="11.81482in" svg:y2="4.52778in" draw:id="id83" draw:style-name="a390" draw:name="Straight Connector 14">
        <svg:title/>
        <svg:desc/>
      </draw:connector>
    </style:master-page>
    <style:master-page style:name="Master1-Layout12-cust-带描述的引言" style:page-layout-name="pageLayout1" draw:style-name="a392">
      <draw:frame draw:id="id84" draw:layer="Master1-bg" draw:style-name="a393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85" presentation:style-name="a397" draw:name="Title 1" svg:x="1.5816in" svg:y="1.07407in" svg:width="10.16666in" svg:height="2.59259in" presentation:class="title" presentation:placeholder="false">
        <draw:text-box>
          <text:p text:style-name="a396" text:class-names="" text:cond-style-name=""><text:span text:style-name="a394" text:class-names="">单击此处编辑母版标题样式</text:span><text:span text:style-name="a395" text:class-names=""/></text:p>
        </draw:text-box>
        <svg:title/>
        <svg:desc/>
      </draw:frame>
      <draw:frame draw:id="id86" presentation:style-name="a401" draw:name="Text Placeholder 9" svg:x="1.8316in" svg:y="3.66667in" svg:width="9.66667in" svg:height="0.63889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编辑母版文本样式</text:span></text:p>
            </text:list-item>
          </text:list>
        </draw:text-box>
        <svg:title/>
        <svg:desc/>
      </draw:frame>
      <draw:frame draw:id="id87" presentation:style-name="a405" draw:name="Text Placeholder 2" svg:x="1.41667in" svg:y="4.75in" svg:width="10.50926in" svg:height="1.67593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编辑母版文本样式</text:span></text:p>
            </text:list-item>
          </text:list>
        </draw:text-box>
        <svg:title/>
        <svg:desc/>
      </draw:frame>
      <draw:frame draw:id="id88" presentation:style-name="a410" draw:name="Date Placeholder 3" svg:x="9.48983in" svg:y="6.52778in" svg:width="1.75in" svg:height="0.30556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/></text:span><text:span text:style-name="a408" text:class-names=""/></text:p>
        </draw:text-box>
        <svg:title/>
        <svg:desc/>
      </draw:frame>
      <draw:frame draw:id="id89" presentation:style-name="a413" draw:name="Footer Placeholder 4" svg:x="1.41667in" svg:y="6.52778in" svg:width="7.98983in" svg:height="0.30556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90" presentation:style-name="a417" draw:name="Slide Number Placeholder 5" svg:x="11.32316in" svg:y="6.52778in" svg:width="0.5935in" svg:height="0.30556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/></text:span><text:span text:style-name="a415" text:class-names=""/></text:p>
        </draw:text-box>
        <svg:title/>
        <svg:desc/>
      </draw:frame>
      <draw:frame draw:id="id91" draw:style-name="a420" draw:name="TextBox 13" svg:x="0.94271in" svg:y="0.96234in" svg:width="0.66667in" svg:height="0.63952in">
        <draw:text-box>
          <text:p text:style-name="a419" text:class-names="" text:cond-style-name=""><text:span text:style-name="a418" text:class-names="">“</text:span></text:p>
        </draw:text-box>
        <svg:title/>
        <svg:desc/>
      </draw:frame>
      <draw:frame draw:id="id92" draw:style-name="a423" draw:name="TextBox 14" svg:x="11.59259in" svg:y="3.0926in" svg:width="0.66667in" svg:height="0.63952in">
        <draw:text-box>
          <text:p text:style-name="a422" text:class-names="" text:cond-style-name=""><text:span text:style-name="a421" text:class-names="">”</text:span></text:p>
        </draw:text-box>
        <svg:title/>
        <svg:desc/>
      </draw:frame>
      <draw:connector draw:type="line" svg:x1="1.52687in" svg:y1="4.52778in" svg:x2="11.81482in" svg:y2="4.52778in" draw:id="id93" draw:style-name="a424" draw:name="Straight Connector 18">
        <svg:title/>
        <svg:desc/>
      </draw:connector>
    </style:master-page>
    <style:master-page style:name="Master1-Layout13-cust-名片" style:page-layout-name="pageLayout1" draw:style-name="a426">
      <draw:frame draw:id="id94" draw:layer="Master1-bg" draw:style-name="a427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95" presentation:style-name="a431" draw:name="Title 1" svg:x="1.41667in" svg:y="3.61831in" svg:width="10.50926in" svg:height="1.6063in" presentation:class="title" presentation:placeholder="false">
        <draw:text-box>
          <text:p text:style-name="a430" text:class-names="" text:cond-style-name=""><text:span text:style-name="a428" text:class-names="">单击此处编辑母版标题样式</text:span><text:span text:style-name="a429" text:class-names=""/></text:p>
        </draw:text-box>
        <svg:title/>
        <svg:desc/>
      </draw:frame>
      <draw:frame draw:id="id96" presentation:style-name="a435" draw:name="Text Placeholder 2" svg:x="1.41667in" svg:y="5.22461in" svg:width="10.50926in" svg:height="0.94094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编辑母版文本样式</text:span></text:p>
            </text:list-item>
          </text:list>
        </draw:text-box>
        <svg:title/>
        <svg:desc/>
      </draw:frame>
      <draw:frame draw:id="id97" presentation:style-name="a440" draw:name="Date Placeholder 3" svg:x="9.48983in" svg:y="6.52778in" svg:width="1.75in" svg:height="0.30556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/></text:span><text:span text:style-name="a438" text:class-names=""/></text:p>
        </draw:text-box>
        <svg:title/>
        <svg:desc/>
      </draw:frame>
      <draw:frame draw:id="id98" presentation:style-name="a443" draw:name="Footer Placeholder 4" svg:x="1.41667in" svg:y="6.52778in" svg:width="7.98983in" svg:height="0.30556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99" presentation:style-name="a447" draw:name="Slide Number Placeholder 5" svg:x="11.32316in" svg:y="6.52778in" svg:width="0.5935in" svg:height="0.30556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</draw:text-box>
        <svg:title/>
        <svg:desc/>
      </draw:frame>
    </style:master-page>
    <style:master-page style:name="Master1-Layout14-cust-引言名片" style:page-layout-name="pageLayout1" draw:style-name="a449">
      <draw:frame draw:id="id100" draw:layer="Master1-bg" draw:style-name="a450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101" presentation:style-name="a454" draw:name="Title 1" svg:x="1.5816in" svg:y="1.07407in" svg:width="10.16666in" svg:height="2.45371in" presentation:class="title" presentation:placeholder="false">
        <draw:text-box>
          <text:p text:style-name="a453" text:class-names="" text:cond-style-name=""><text:span text:style-name="a451" text:class-names="">单击此处编辑母版标题样式</text:span><text:span text:style-name="a452" text:class-names=""/></text:p>
        </draw:text-box>
        <svg:title/>
        <svg:desc/>
      </draw:frame>
      <draw:frame draw:id="id102" presentation:style-name="a458" draw:name="Text Placeholder 2" svg:x="1.41667in" svg:y="3.98in" svg:width="10.50926in" svg:height="0.9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编辑母版文本样式</text:span></text:p>
            </text:list-item>
          </text:list>
        </draw:text-box>
        <svg:title/>
        <svg:desc/>
      </draw:frame>
      <draw:frame draw:id="id103" presentation:style-name="a462" draw:name="Text Placeholder 2" svg:x="1.41667in" svg:y="4.9537in" svg:width="10.50926in" svg:height="1.47222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编辑母版文本样式</text:span></text:p>
            </text:list-item>
          </text:list>
        </draw:text-box>
        <svg:title/>
        <svg:desc/>
      </draw:frame>
      <draw:frame draw:id="id104" presentation:style-name="a467" draw:name="Date Placeholder 3" svg:x="9.48983in" svg:y="6.52778in" svg:width="1.75in" svg:height="0.30556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/></text:span><text:span text:style-name="a465" text:class-names=""/></text:p>
        </draw:text-box>
        <svg:title/>
        <svg:desc/>
      </draw:frame>
      <draw:frame draw:id="id105" presentation:style-name="a470" draw:name="Footer Placeholder 4" svg:x="1.41667in" svg:y="6.52778in" svg:width="7.98983in" svg:height="0.30556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06" presentation:style-name="a474" draw:name="Slide Number Placeholder 5" svg:x="11.32316in" svg:y="6.52778in" svg:width="0.5935in" svg:height="0.30556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/></text:span><text:span text:style-name="a472" text:class-names=""/></text:p>
        </draw:text-box>
        <svg:title/>
        <svg:desc/>
      </draw:frame>
      <draw:frame draw:id="id107" draw:style-name="a477" draw:name="TextBox 11" svg:x="0.94271in" svg:y="0.96234in" svg:width="0.66667in" svg:height="0.63952in">
        <draw:text-box>
          <text:p text:style-name="a476" text:class-names="" text:cond-style-name=""><text:span text:style-name="a475" text:class-names="">“</text:span></text:p>
        </draw:text-box>
        <svg:title/>
        <svg:desc/>
      </draw:frame>
      <draw:frame draw:id="id108" draw:style-name="a480" draw:name="TextBox 12" svg:x="11.59259in" svg:y="2.84259in" svg:width="0.66667in" svg:height="0.63952in">
        <draw:text-box>
          <text:p text:style-name="a479" text:class-names="" text:cond-style-name=""><text:span text:style-name="a478" text:class-names="">”</text:span></text:p>
        </draw:text-box>
        <svg:title/>
        <svg:desc/>
      </draw:frame>
      <draw:connector draw:type="line" svg:x1="1.52687in" svg:y1="3.75in" svg:x2="11.81482in" svg:y2="3.75in" draw:id="id109" draw:style-name="a481" draw:name="Straight Connector 25">
        <svg:title/>
        <svg:desc/>
      </draw:connector>
    </style:master-page>
    <style:master-page style:name="Master1-Layout15-cust-真或假" style:page-layout-name="pageLayout1" draw:style-name="a483">
      <draw:frame draw:id="id110" draw:layer="Master1-bg" draw:style-name="a484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111" presentation:style-name="a488" draw:name="Title 1" svg:x="1.41667in" svg:y="1.07407in" svg:width="10.50926in" svg:height="2.45371in" presentation:class="title" presentation:placeholder="false">
        <draw:text-box>
          <text:p text:style-name="a487" text:class-names="" text:cond-style-name=""><text:span text:style-name="a485" text:class-names="">单击此处编辑母版标题样式</text:span><text:span text:style-name="a486" text:class-names=""/></text:p>
        </draw:text-box>
        <svg:title/>
        <svg:desc/>
      </draw:frame>
      <draw:frame draw:id="id112" presentation:style-name="a492" draw:name="Text Placeholder 2" svg:x="1.41667in" svg:y="3.97in" svg:width="10.50926in" svg:height="0.92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编辑母版文本样式</text:span></text:p>
            </text:list-item>
          </text:list>
        </draw:text-box>
        <svg:title/>
        <svg:desc/>
      </draw:frame>
      <draw:frame draw:id="id113" presentation:style-name="a496" draw:name="Text Placeholder 2" svg:x="1.41667in" svg:y="4.88889in" svg:width="10.50926in" svg:height="1.53704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编辑母版文本样式</text:span></text:p>
            </text:list-item>
          </text:list>
        </draw:text-box>
        <svg:title/>
        <svg:desc/>
      </draw:frame>
      <draw:frame draw:id="id114" presentation:style-name="a501" draw:name="Date Placeholder 3" svg:x="9.48983in" svg:y="6.52778in" svg:width="1.75in" svg:height="0.30556in" presentation:class="date-time" presentation:placeholder="false">
        <draw:text-box>
          <text:p text:style-name="a500" text:class-names="" text:cond-style-name=""><text:span text:style-name="a497" text:class-names=""><text:date text:fixed="false" style:data-style-name="a498"/></text:span><text:span text:style-name="a499" text:class-names=""/></text:p>
        </draw:text-box>
        <svg:title/>
        <svg:desc/>
      </draw:frame>
      <draw:frame draw:id="id115" presentation:style-name="a504" draw:name="Footer Placeholder 4" svg:x="1.41667in" svg:y="6.52778in" svg:width="7.98983in" svg:height="0.30556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116" presentation:style-name="a508" draw:name="Slide Number Placeholder 5" svg:x="11.32316in" svg:y="6.52778in" svg:width="0.5935in" svg:height="0.30556in" presentation:class="page-number" presentation:placeholder="false">
        <draw:text-box>
          <text:p text:style-name="a507" text:class-names="" text:cond-style-name=""><text:span text:style-name="a505" text:class-names=""><text:page-number style:num-format="1" text:fixed="false"/></text:span><text:span text:style-name="a506" text:class-names=""/></text:p>
        </draw:text-box>
        <svg:title/>
        <svg:desc/>
      </draw:frame>
      <draw:connector draw:type="line" svg:x1="1.52687in" svg:y1="3.75in" svg:x2="11.81482in" svg:y2="3.75in" draw:id="id117" draw:style-name="a509" draw:name="Straight Connector 14">
        <svg:title/>
        <svg:desc/>
      </draw:connector>
    </style:master-page>
    <style:master-page style:name="Master1-Layout16-vertTx-标题和竖排文字" style:page-layout-name="pageLayout1" draw:style-name="a511">
      <draw:frame draw:id="id118" draw:layer="Master1-bg" draw:style-name="a512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119" presentation:style-name="a516" draw:name="Title 1" svg:x="1.41667in" svg:y="1.07407in" svg:width="10.5in" svg:height="1.42593in" presentation:class="title" presentation:placeholder="false">
        <draw:text-box>
          <text:p text:style-name="a515" text:class-names="" text:cond-style-name=""><text:span text:style-name="a513" text:class-names="">单击此处编辑母版标题样式</text:span><text:span text:style-name="a514" text:class-names=""/></text:p>
        </draw:text-box>
        <svg:title/>
        <svg:desc/>
      </draw:frame>
      <draw:frame draw:id="id120" presentation:style-name="a533" draw:name="Vertical Text Placeholder 2" svg:x="1.41667in" svg:y="2.79629in" svg:width="10.5in" svg:height="3.62963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编辑母版文本样式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第二级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第三级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第五级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538" draw:name="Date Placeholder 3" svg:x="9.48983in" svg:y="6.52778in" svg:width="1.75in" svg:height="0.30556in" presentation:class="date-time" presentation:placeholder="false">
        <draw:text-box>
          <text:p text:style-name="a537" text:class-names="" text:cond-style-name=""><text:span text:style-name="a534" text:class-names=""><text:date text:fixed="false" style:data-style-name="a535"/></text:span><text:span text:style-name="a536" text:class-names=""/></text:p>
        </draw:text-box>
        <svg:title/>
        <svg:desc/>
      </draw:frame>
      <draw:frame draw:id="id122" presentation:style-name="a541" draw:name="Footer Placeholder 4" svg:x="1.41667in" svg:y="6.52778in" svg:width="7.98983in" svg:height="0.30556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123" presentation:style-name="a545" draw:name="Slide Number Placeholder 5" svg:x="11.32316in" svg:y="6.52778in" svg:width="0.5935in" svg:height="0.30556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  <draw:connector draw:type="line" svg:x1="1.52687in" svg:y1="2.64815in" svg:x2="11.81482in" svg:y2="2.64815in" draw:id="id124" draw:style-name="a546" draw:name="Straight Connector 13">
        <svg:title/>
        <svg:desc/>
      </draw:connector>
    </style:master-page>
    <style:master-page style:name="Master1-Layout17-vertTitleAndTx-竖排标题与文本" style:page-layout-name="pageLayout1" draw:style-name="a548">
      <draw:frame draw:id="id125" draw:layer="Master1-bg" draw:style-name="a549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HD-PanelContent-GrommetsCombined.png</svg:desc>
      </draw:frame>
      <draw:frame draw:id="id126" presentation:style-name="a553" draw:name="Vertical Title 1" svg:x="9.84182in" svg:y="1.07407in" svg:width="2.06791in" svg:height="5.35185in" presentation:class="title" presentation:placeholder="false">
        <draw:text-box>
          <text:p text:style-name="a552" text:class-names="" text:cond-style-name=""><text:span text:style-name="a550" text:class-names="">单击此处编辑母版标题样式</text:span><text:span text:style-name="a551" text:class-names=""/></text:p>
        </draw:text-box>
        <svg:title/>
        <svg:desc/>
      </draw:frame>
      <draw:frame draw:id="id127" presentation:style-name="a570" draw:name="Vertical Text Placeholder 2" svg:x="1.41666in" svg:y="1.07407in" svg:width="8.12885in" svg:height="5.35185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编辑母版文本样式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第二级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第三级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6" text:class-names="">第五级</text:span><text:span text:style-name="a5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575" draw:name="Date Placeholder 3" svg:x="9.48983in" svg:y="6.52778in" svg:width="1.75in" svg:height="0.30556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129" presentation:style-name="a578" draw:name="Footer Placeholder 4" svg:x="1.41667in" svg:y="6.52778in" svg:width="7.98983in" svg:height="0.30556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130" presentation:style-name="a582" draw:name="Slide Number Placeholder 5" svg:x="11.32316in" svg:y="6.52778in" svg:width="0.5935in" svg:height="0.30556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  <draw:connector draw:type="line" svg:x1="9.69367in" svg:y1="1.08333in" svg:x2="9.69367in" svg:y2="6.41667in" draw:id="id131" draw:style-name="a583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me</dc:title>
    <meta:initial-creator>acmis</meta:initial-creator>
    <dc:creator>acmis</dc:creator>
    <meta:creation-date>2021-04-08T13:02:13Z</meta:creation-date>
    <dc:date>2021-04-08T13:04:11Z</dc:date>
    <meta:template xlink:href="Organic" xlink:type="simple"/>
    <meta:editing-cycles>1</meta:editing-cycles>
    <meta:editing-duration>PT117S</meta:editing-duration>
    <meta:document-statistic meta:paragraph-count="1" meta:word-count="1"/>
  </office:meta>
</office:document-meta>
</file>